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CE000002F1E6167440272C9EE8.png" manifest:media-type="image/png"/>
  <manifest:file-entry manifest:full-path="Pictures/10000201000006B5000002872530D3C6110D6A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2" text:anchor-type="char" svg:width="6.6929in" svg:height="2.5217in" draw:z-index="1"><draw:image xlink:href="Pictures/10000201000006B5000002872530D3C6110D6A70.png" xlink:type="simple" xlink:show="embed" xlink:actuate="onLoad" loext:mime-type="image/png"/></draw:frame><text:s/></text:p>
      <text:p text:style-name="Standard"/>
      <text:p text:style-name="Standard"/>
      <text:p text:style-name="Standard"><draw:frame draw:style-name="fr1" draw:name="Image1" text:anchor-type="char" svg:width="6.6929in" svg:height="2.8929in" draw:z-index="0"><draw:image xlink:href="Pictures/10000201000006CE000002F1E6167440272C9E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6:07:49.757897344</meta:creation-date>
    <dc:date>2022-06-07T17:22:48.274566041</dc:date>
    <meta:editing-duration>PT2M42S</meta:editing-duration>
    <meta:editing-cycles>1</meta:editing-cycles>
    <meta:document-statistic meta:table-count="0" meta:image-count="2" meta:object-count="0" meta:page-count="1" meta:paragraph-count="1" meta:word-count="0" meta:character-count="1" meta:non-whitespace-character-count="0"/>
    <meta:generator>LibreOffice/6.4.7.2$Linux_X86_64 LibreOffice_project/40$Build-2</meta:generator>
  </office:meta>
</office:document-meta>
</file>